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134b" officeooo:paragraph-rsid="000e13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orpicker: https://forum.unity.com/threads/color-picker.267043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07:04:30.324000000</meta:creation-date>
    <meta:generator>LibreOffice/5.3.6.1$Windows_x86 LibreOffice_project/686f202eff87ef707079aeb7f485847613344eb7</meta:generator>
    <dc:date>2018-06-30T07:05:14.779000000</dc:date>
    <meta:editing-duration>PT44S</meta:editing-duration>
    <meta:editing-cycles>1</meta:editing-cycles>
    <meta:document-statistic meta:table-count="0" meta:image-count="0" meta:object-count="0" meta:page-count="1" meta:paragraph-count="1" meta:word-count="2" meta:character-count="65" meta:non-whitespace-character-count="64"/>
  </office:meta>
</office:document-meta>
</file>